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6785in" fo:margin-left="0.7556in" fo:margin-top="0in" fo:margin-bottom="0in" table:align="left" style:writing-mode="lr-tb"/>
    </style:style>
    <style:style style:name="Table1.A" style:family="table-column">
      <style:table-column-properties style:column-width="1.1868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0.9174in"/>
    </style:style>
    <style:style style:name="Table1.D" style:family="table-column">
      <style:table-column-properties style:column-width="0.678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0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4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5" style:family="paragraph" style:parent-style-name="Standard">
      <style:text-properties style:text-line-through-style="solid" style:text-line-through-type="single" officeooo:paragraph-rsid="00115f52"/>
    </style:style>
    <style:style style:name="P6" style:family="paragraph" style:parent-style-name="Standard">
      <loext:graphic-properties draw:fill-color="#ffffff"/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0in" style:auto-text-indent="false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underline-style="none" officeooo:rsid="00183189" officeooo:paragraph-rsid="00183189"/>
    </style:style>
    <style:style style:name="P12" style:family="paragraph" style:parent-style-name="Standard">
      <style:text-properties style:text-underline-style="none" officeooo:paragraph-rsid="00183189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officeooo:paragraph-rsid="0018c1f1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officeooo:paragraph-rsid="0018c1f1"/>
    </style:style>
    <style:style style:name="P15" style:family="paragraph" style:parent-style-name="Standard" style:master-page-name="Standard">
      <style:paragraph-properties style:page-number="1"/>
    </style:style>
    <style:style style:name="P16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keep-with-next="auto"/>
    </style:style>
    <style:style style:name="P17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keep-with-next="auto"/>
    </style:style>
    <style:style style:name="P18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keep-together="auto" fo:orphans="2" fo:widows="2" fo:text-indent="-0.25in" style:auto-text-indent="false" fo:keep-with-next="auto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19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/>
    </style:style>
    <style:style style:name="P20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25in" style:auto-text-indent="false"/>
      <style:text-properties fo:font-variant="normal" fo:text-transform="none" fo:color="#000000" style:text-line-through-style="solid" style:text-line-through-type="singl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21" style:family="paragraph" style:parent-style-name="Standard" style:list-style-name="WWNum1">
      <loext:graphic-properties draw:fill-color="#ffffff"/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-0.25in" style:auto-text-indent="false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115f52" officeooo:paragraph-rsid="00115f52" fo:background-color="transparent" style:font-name-asian="Calibri2" style:font-size-asian="11pt" style:font-style-asian="normal" style:font-weight-asian="normal" style:font-name-complex="Calibri2" style:font-size-complex="11pt" style:font-style-complex="normal"/>
    </style:style>
    <style:style style:name="P22" style:family="paragraph" style:parent-style-name="Standard" style:list-style-name="WWNum2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-0.25in" style:auto-text-indent="false"/>
      <style:text-properties officeooo:rsid="00115f52" officeooo:paragraph-rsid="00181491"/>
    </style:style>
    <style:style style:name="P23" style:family="paragraph" style:parent-style-name="Standard" style:list-style-name="WWNum1">
      <loext:graphic-properties draw:fill-color="#ffffff"/>
      <style:paragraph-properties fo:margin-left="0.5in" fo:margin-right="0in" fo:margin-top="0in" fo:margin-bottom="0.111in" loext:contextual-spacing="false" fo:line-height="108%" fo:text-align="start" style:justify-single-word="false" fo:keep-together="auto" fo:orphans="2" fo:widows="2" fo:text-indent="-0.25in" style:auto-text-indent="false" fo:keep-with-next="auto"/>
    </style:style>
    <style:style style:name="P24" style:family="paragraph" style:parent-style-name="Standard" style:list-style-name="WWNum2">
      <loext:graphic-properties draw:fill-color="#ffffff"/>
      <style:paragraph-properties fo:margin-left="0.75in" fo:margin-right="0in" fo:margin-top="0in" fo:margin-bottom="0in" loext:contextual-spacing="false" fo:line-height="100%" fo:text-align="start" style:justify-single-word="false" fo:orphans="2" fo:widows="2" fo:text-indent="-0.25in" style:auto-text-indent="false" style:writing-mode="lr-tb"/>
    </style:style>
    <style:style style:name="P25" style:family="paragraph" style:parent-style-name="Standard" style:list-style-name="WWNum2">
      <loext:graphic-properties draw:fill-color="#ffffff"/>
      <style:paragraph-properties fo:margin-top="0in" fo:margin-bottom="0in" loext:contextual-spacing="false" fo:line-height="100%" fo:text-align="start" style:justify-single-word="false" fo:keep-together="auto" fo:orphans="2" fo:widows="2" fo:keep-with-next="auto"/>
      <style:text-properties officeooo:rsid="00115f52" officeooo:paragraph-rsid="00181491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15f52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33133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73ba7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Calibri2" style:font-size-asian="11pt" style:font-style-asian="normal" style:font-weight-asian="normal" style:font-name-complex="Calibri2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font-style="normal" fo:font-weight="normal" officeooo:rsid="0008d26f" style:font-name-asian="Calibri2" style:font-size-asian="11pt" style:font-style-asian="normal" style:font-weight-asian="normal" style:font-name-complex="Calibri2" style:font-size-complex="11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font-style="normal" fo:font-weight="normal" officeooo:rsid="00115f52" style:font-name-asian="Calibri2" style:font-size-asian="11pt" style:font-style-asian="normal" style:font-weight-asian="normal" style:font-name-complex="Calibri2" style:font-size-complex="11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officeooo:rsid="0008d26f" style:font-name-asian="Calibri2" style:font-size-asian="11pt" style:font-style-asian="normal" style:font-weight-asian="normal" style:font-name-complex="Calibri2" style:font-size-complex="11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officeooo:rsid="00115f52" style:font-name-asian="Calibri2" style:font-size-asian="11pt" style:font-style-asian="normal" style:font-weight-asian="normal" style:font-name-complex="Calibri2" style:font-size-complex="11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1pt" style:text-underline-style="none" fo:font-weight="normal" fo:background-color="transparent" loext:char-shading-value="0" style:font-name-asian="Calibri2" style:font-size-asian="11pt" style:font-weight-asian="normal" style:font-name-complex="Calibri2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1pt" fo:font-style="italic" style:text-underline-style="none" fo:font-weight="normal" fo:background-color="transparent" loext:char-shading-value="0" style:font-name-asian="Calibri2" style:font-size-asian="11pt" style:font-style-asian="italic" style:font-weight-asian="normal" style:font-name-complex="Calibri2" style:font-size-complex="11pt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15f52"/>
    </style:style>
    <style:style style:name="T15" style:family="text">
      <style:text-properties style:text-underline-style="solid" style:text-underline-width="auto" style:text-underline-color="font-color" officeooo:rsid="00133133"/>
    </style:style>
    <style:style style:name="T16" style:family="text">
      <style:text-properties style:text-underline-style="solid" style:text-underline-width="auto" style:text-underline-color="font-color" officeooo:rsid="00162b70"/>
    </style:style>
    <style:style style:name="T17" style:family="text">
      <style:text-properties style:text-underline-style="solid" style:text-underline-width="auto" style:text-underline-color="font-color" officeooo:rsid="00165aba"/>
    </style:style>
    <style:style style:name="T18" style:family="text">
      <style:text-properties fo:font-style="italic" style:font-style-asian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81491" style:font-style-asian="italic" style:font-style-complex="italic"/>
    </style:style>
    <style:style style:name="T21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22" style:family="text">
      <style:text-properties style:text-line-through-style="solid" style:text-line-through-type="single" style:text-underline-style="solid" style:text-underline-width="auto" style:text-underline-color="font-color" officeooo:rsid="00162b70"/>
    </style:style>
    <style:style style:name="T23" style:family="text">
      <style:text-properties style:text-line-through-style="solid" style:text-line-through-type="single" style:text-underline-style="solid" style:text-underline-width="auto" style:text-underline-color="font-color" officeooo:rsid="00165aba"/>
    </style:style>
    <style:style style:name="T24" style:family="text">
      <style:text-properties officeooo:rsid="00181491"/>
    </style:style>
    <style:style style:name="T25" style:family="text">
      <style:text-properties officeooo:rsid="00183189"/>
    </style:style>
    <style:style style:name="T26" style:family="text">
      <style:text-properties style:text-position="super 58%"/>
    </style:style>
    <style:style style:name="T27" style:family="text">
      <style:text-properties style:text-position="super 58%" officeooo:rsid="00183189"/>
    </style:style>
    <style:style style:name="T28" style:family="text">
      <style:text-properties style:text-position="0% 100%"/>
    </style:style>
    <style:style style:name="T29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3">Knowledge Celebrations. <text:s/></text:span><text:span text:style-name="T22">20%</text:span><text:span text:style-name="T16"> </text:span><text:span text:style-name="T15">1</text:span><text:span text:style-name="T13">0% of your semester grade will come from Knowledge Celebrations</text:span></text:p>
      <text:p text:style-name="Standard">The content in this course will be introduced using a mix of labs and interactive lectures. <text:s/>To help ensure you are understanding the content and help me better guide your learning, I will incorporate Knowledge Celebrations. <text:s/>The Knowledge Celebrations will take place each Friday. <text:s/></text:p>
      <text:list xml:id="list1409878446" text:style-name="WWNum2">
        <text:list-item>
          <text:p text:style-name="P16">If you miss a <text:bookmark-start text:name="__DdeLink__208_744476427"/>Knowledge Celebration<text:bookmark-end text:name="__DdeLink__208_744476427"/>, you are expected to complete the Knowledge celebration outside of class</text:p>
        </text:list-item>
        <text:list-item>
          <text:p text:style-name="P16">All Knowledge Celebrations must be completed two weeks before the end of the semester</text:p>
        </text:list-item>
        <text:list-item>
          <text:p text:style-name="P19">Retakes on Knowledge Celebrations will only be permitted under the following conditions,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4">All labs and assignments relating to the Knowledge Celebration have been completed</text:p>
                                        </text:list-item>
                                        <text:list-item>
                                          <text:p text:style-name="P24">You have met with Ms. Pluska to discuss the items misse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All Knowledge Celebrations must be completed two weeks before the end of the semester</text:p>
        </text:list-item>
      </text:list>
      <text:p text:style-name="P6"/>
      <text:p text:style-name="Standard"><text:span text:style-name="T13">Activities &amp; Programming labs. <text:s/></text:span><text:span text:style-name="T23">4</text:span><text:span text:style-name="T21">0%</text:span><text:span text:style-name="T13"> </text:span><text:span text:style-name="T17">50% </text:span><text:span text:style-name="T13">of your semester grade will come from Activities &amp; Programming labs.</text:span></text:p>
      <text:p text:style-name="Standard">This course will combine small activities and programming labs to help teach and reinforce concepts. <text:s/>Because computer science is a collaborative effort and many of the activities and labs will consist of a group and individual component. <text:s/>If you do not participate or complete the group component, you will be exempted from this portion, however you are responsible for completing the individual component during the allotted class time. <text:s/>If you are unable to complete the individual component during this allotted time, it is expected that you will work outside of class to do so. <text:s/></text:p>
      <text:list xml:id="list766676086" text:style-name="WWNum1">
        <text:list-item>
          <text:p text:style-name="P17"><text:span text:style-name="T5">There is no late penalty for submitting activities and programming </text:span>labs</text:p>
        </text:list-item>
        <text:list-item>
          <text:p text:style-name="P23"><text:span text:style-name="T10">All activit</text:span>ies and programming<text:span text:style-name="T10"> </text:span>labs must be completed<text:span text:style-name="T18"> two weeks before the end of the semester</text:span><text:span text:style-name="T11"> <text:s/></text:span></text:p>
        </text:list-item>
      </text:list>
      <text:p text:style-name="P5"><text:span text:style-name="T14">AP Exam Reviews</text:span><text:span text:style-name="T13">. 20% of your semester grade will </text:span><text:span text:style-name="T14">come from the AP Exam Reviews</text:span><text:span text:style-name="T13">.</text:span></text:p>
      <text:p text:style-name="P3">As we approach the AP Exam we will complete several practice multiple choice exams which will help prepare you for the actual exam. <text:s/>We will complete 2 to 4 practice exams depending on the time permitted. <text:s/></text:p>
      <text:list xml:id="list113433886775449" text:continue-numbering="true" text:style-name="WWNum1">
        <text:list-item>
          <text:p text:style-name="P18">Retakes on the AP Exam Reviews must be completed before your scheduled AP Exam. <text:s/></text:p>
        </text:list-item>
        <text:list-item>
          <text:p text:style-name="P20">Retakes may only be completed outside of class</text:p>
        </text:list-item>
        <text:list-item>
          <text:p text:style-name="P20">The retake exam will cover the same content as the exam taken in class, but will consists of different questions</text:p>
          <text:p text:style-name="P21"/>
        </text:list-item>
      </text:list>
      <text:p text:style-name="P13"><text:soft-page-break/><text:span text:style-name="T8">COVID-19 Weekly lessons</text:span><text:span text:style-name="T9">. </text:span><text:span text:style-name="T8">40% </text:span><text:span text:style-name="T9">of your semester grade will come from </text:span><text:span text:style-name="T8">COVID-19 weekly lessons</text:span></text:p>
      <text:p text:style-name="P14"><text:span text:style-name="T9"/></text:p>
      <text:p text:style-name="P14"><text:span text:style-name="T24">The final requirement of this course and the AP Exam is the </text:span><text:span text:style-name="T20">Create Task</text:span><text:span text:style-name="T24">. <text:s/>To guide you through this process I will be posting weekly lessons. <text:s text:c="2"/>Each lesson will be posted on Saturday and is due the following Saturday. <text:s/>Completing the weekly tasks will ensure you both stay on task and have a final product that can earn you a successful score on the AP Exam. </text:span></text:p>
      <text:p text:style-name="P14"/>
      <text:list xml:id="list113434487352492" text:continue-list="list1409878446" text:style-name="WWNum2">
        <text:list-item>
          <text:p text:style-name="P25"><text:span text:style-name="T24">Your final project will be shared with the class via github. <text:s/></text:span><text:s text:c="2"/></text:p>
        </text:list-item>
        <text:list-item>
          <text:p text:style-name="P22">Corrections will not be permitted on the <text:span text:style-name="T19">Create Task</text:span></text:p>
          <text:p text:style-name="P22"><text:span text:style-name="T19"/></text:p>
        </text:list-item>
      </text:list>
      <text:p text:style-name="P10"><text:bookmark text:name="_heading=h.mzaj65u338jb"/>Grade Calculation</text:p>
      <text:p text:style-name="P11">Your semester 2 grade will be determined depending on one of the situations described below,</text:p>
      <text:p text:style-name="P11"><text:span text:style-name="T29">Situation 1</text:span>: <text:s/>Your 3<text:span text:style-name="T26">rd</text:span> quarter grade is higher or equal to your weekly tasks accumulative grade</text:p>
      <text:p text:style-name="P11"><text:tab/>Semester 2 grade = 3<text:span text:style-name="T26">rd</text:span> quarter grade</text:p>
      <text:p text:style-name="P11"><text:span text:style-name="T29">Situation 2</text:span>: <text:s/>Your 3<text:span text:style-name="T26">rd</text:span> quarter grade is lower than your weekly tasks accumulative grade</text:p>
      <text:p text:style-name="P12"><text:span text:style-name="T25"><text:tab/>Semester 2 grade = ((3</text:span><text:span text:style-name="T27">rd</text:span><text:span text:style-name="T25"> quarter grade)/100)*60 + ((weekly tasks)/100)*40</text:span></text:p>
      <text:p text:style-name="Standard">All work submitted will be graded on a five point scale (the conversion from the earned percentage to the five point scale is given below). <text:s text:c="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Assignment</text:p>
            <text:p text:style-name="P9">Percent</text:p>
          </table:table-cell>
          <table:table-cell table:style-name="Table1.A1" office:value-type="string">
            <text:p text:style-name="P9">5-point scale</text:p>
          </table:table-cell>
          <table:table-cell table:style-name="Table1.A1" office:value-type="string">
            <text:p text:style-name="P9">IC Percent</text:p>
          </table:table-cell>
          <table:table-cell table:style-name="Table1.A1" office:value-type="string">
            <text:p text:style-name="P9">Grade</text:p>
          </table:table-cell>
        </table:table-row>
        <table:table-row table:style-name="Table1.1">
          <table:table-cell table:style-name="Table1.A1" office:value-type="string">
            <text:p text:style-name="P7">100+</text:p>
          </table:table-cell>
          <table:table-cell table:style-name="Table1.A1" office:value-type="string">
            <text:p text:style-name="P7">5.00</text:p>
          </table:table-cell>
          <table:table-cell table:style-name="Table1.A1" office:value-type="string">
            <text:p text:style-name="P8">100</text:p>
          </table:table-cell>
          <table:table-cell table:style-name="Table1.A1" office:value-type="string">
            <text:p text:style-name="P8">A</text:p>
          </table:table-cell>
        </table:table-row>
        <table:table-row table:style-name="Table1.1">
          <table:table-cell table:style-name="Table1.A1" office:value-type="string">
            <text:p text:style-name="P7">&gt;=95</text:p>
          </table:table-cell>
          <table:table-cell table:style-name="Table1.A1" office:value-type="string">
            <text:p text:style-name="P7">4.50</text:p>
          </table:table-cell>
          <table:table-cell table:style-name="Table1.A1" office:value-type="string">
            <text:p text:style-name="P8">95</text:p>
          </table:table-cell>
          <table:table-cell table:style-name="Table1.A1" office:value-type="string">
            <text:p text:style-name="P8">A</text:p>
          </table:table-cell>
        </table:table-row>
        <table:table-row table:style-name="Table1.1">
          <table:table-cell table:style-name="Table1.A1" office:value-type="string">
            <text:p text:style-name="P7">&gt;=90</text:p>
          </table:table-cell>
          <table:table-cell table:style-name="Table1.A1" office:value-type="string">
            <text:p text:style-name="P7">4.00</text:p>
          </table:table-cell>
          <table:table-cell table:style-name="Table1.A1" office:value-type="string">
            <text:p text:style-name="P8">90</text:p>
          </table:table-cell>
          <table:table-cell table:style-name="Table1.A1" office:value-type="string">
            <text:p text:style-name="P8">A</text:p>
          </table:table-cell>
        </table:table-row>
        <table:table-row table:style-name="Table1.1">
          <table:table-cell table:style-name="Table1.A1" office:value-type="string">
            <text:p text:style-name="P7">&gt;=85</text:p>
          </table:table-cell>
          <table:table-cell table:style-name="Table1.A1" office:value-type="string">
            <text:p text:style-name="P7">3.50</text:p>
          </table:table-cell>
          <table:table-cell table:style-name="Table1.A1" office:value-type="string">
            <text:p text:style-name="P8">85</text:p>
          </table:table-cell>
          <table:table-cell table:style-name="Table1.A1" office:value-type="string">
            <text:p text:style-name="P8">B</text:p>
          </table:table-cell>
        </table:table-row>
        <table:table-row table:style-name="Table1.1">
          <table:table-cell table:style-name="Table1.A1" office:value-type="string">
            <text:p text:style-name="P7">&gt;=80</text:p>
          </table:table-cell>
          <table:table-cell table:style-name="Table1.A1" office:value-type="string">
            <text:p text:style-name="P7">3.00</text:p>
          </table:table-cell>
          <table:table-cell table:style-name="Table1.A1" office:value-type="string">
            <text:p text:style-name="P8">80</text:p>
          </table:table-cell>
          <table:table-cell table:style-name="Table1.A1" office:value-type="string">
            <text:p text:style-name="P8">B</text:p>
          </table:table-cell>
        </table:table-row>
        <table:table-row table:style-name="Table1.1">
          <table:table-cell table:style-name="Table1.A1" office:value-type="string">
            <text:p text:style-name="P7">&gt;=75</text:p>
          </table:table-cell>
          <table:table-cell table:style-name="Table1.A1" office:value-type="string">
            <text:p text:style-name="P7">2.50</text:p>
          </table:table-cell>
          <table:table-cell table:style-name="Table1.A1" office:value-type="string">
            <text:p text:style-name="P8">75</text:p>
          </table:table-cell>
          <table:table-cell table:style-name="Table1.A1" office:value-type="string">
            <text:p text:style-name="P8">C</text:p>
          </table:table-cell>
        </table:table-row>
        <table:table-row table:style-name="Table1.1">
          <table:table-cell table:style-name="Table1.A1" office:value-type="string">
            <text:p text:style-name="P7">&gt;=70</text:p>
          </table:table-cell>
          <table:table-cell table:style-name="Table1.A1" office:value-type="string">
            <text:p text:style-name="P7">2.00</text:p>
          </table:table-cell>
          <table:table-cell table:style-name="Table1.A1" office:value-type="string">
            <text:p text:style-name="P8">70</text:p>
          </table:table-cell>
          <table:table-cell table:style-name="Table1.A1" office:value-type="string">
            <text:p text:style-name="P8">C</text:p>
          </table:table-cell>
        </table:table-row>
        <table:table-row table:style-name="Table1.1">
          <table:table-cell table:style-name="Table1.A1" office:value-type="string">
            <text:p text:style-name="P7">&gt;=65</text:p>
          </table:table-cell>
          <table:table-cell table:style-name="Table1.A1" office:value-type="string">
            <text:p text:style-name="P7">1.50</text:p>
          </table:table-cell>
          <table:table-cell table:style-name="Table1.A1" office:value-type="string">
            <text:p text:style-name="P8">65</text:p>
          </table:table-cell>
          <table:table-cell table:style-name="Table1.A1" office:value-type="string">
            <text:p text:style-name="P8">D</text:p>
          </table:table-cell>
        </table:table-row>
        <table:table-row table:style-name="Table1.1">
          <table:table-cell table:style-name="Table1.A1" office:value-type="string">
            <text:p text:style-name="P7">&gt;=60</text:p>
          </table:table-cell>
          <table:table-cell table:style-name="Table1.A1" office:value-type="string">
            <text:p text:style-name="P7">1.00</text:p>
          </table:table-cell>
          <table:table-cell table:style-name="Table1.A1" office:value-type="string">
            <text:p text:style-name="P8">60</text:p>
          </table:table-cell>
          <table:table-cell table:style-name="Table1.A1" office:value-type="string">
            <text:p text:style-name="P8">D</text:p>
          </table:table-cell>
        </table:table-row>
        <table:table-row table:style-name="Table1.1">
          <table:table-cell table:style-name="Table1.A1" office:value-type="string">
            <text:p text:style-name="P7">&gt;=55</text:p>
          </table:table-cell>
          <table:table-cell table:style-name="Table1.A1" office:value-type="string">
            <text:p text:style-name="P7">0.50</text:p>
          </table:table-cell>
          <table:table-cell table:style-name="Table1.A1" office:value-type="string">
            <text:p text:style-name="P8">55</text:p>
          </table:table-cell>
          <table:table-cell table:style-name="Table1.A1" office:value-type="string">
            <text:p text:style-name="P8">F</text:p>
          </table:table-cell>
        </table:table-row>
        <table:table-row table:style-name="Table1.1">
          <table:table-cell table:style-name="Table1.A1" office:value-type="string">
            <text:p text:style-name="P7">&lt;55</text:p>
          </table:table-cell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8">50</text:p>
          </table:table-cell>
          <table:table-cell table:style-name="Table1.A1" office:value-type="string">
            <text:p text:style-name="P8">F</text:p>
          </table:table-cell>
        </table:table-row>
      </table:table>
      <text:p text:style-name="Standard"/>
      <text:p text:style-name="Standard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1" svg:font-family="Calibri"/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OpenSymbol2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0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2" style:font-size-asian="10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335in" fo:margin-bottom="0.083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24pt" fo:language="en" fo:country="US" fo:font-weight="bold" style:letter-kerning="false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2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8pt" fo:language="en" fo:country="US" fo:font-weight="bold" style:letter-kerning="false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1945in" fo:margin-bottom="0.0555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4pt" fo:language="en" fo:country="US" fo:font-weight="bold" style:letter-kerning="false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665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2pt" fo:language="en" fo:country="US" fo:font-weight="bold" style:letter-kerning="false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528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1pt" fo:language="en" fo:country="US" fo:font-weight="bold" style:letter-kerning="false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39in" fo:margin-bottom="0.028in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Calibri" fo:font-family="Calibri" style:font-family-generic="roman" style:font-pitch="variable" fo:font-size="10pt" fo:language="en" fo:country="US" fo:font-weight="bold" style:letter-kerning="false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zh" style:country-asian="CN" style:font-name-complex="Calibri2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LO-normal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LO-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Balloon_20_Text" style:display-name="Balloon Text" style:family="paragraph" style:parent-style-name="LO-normal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Calibri2" style:font-family-asian="Calibri" style:font-family-generic-asian="system" style:font-pitch-asian="variable" style:font-size-asian="11pt" style:font-weight-asian="normal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complex="Calibri2" style:font-family-complex="Calibri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Calibri" fo:font-family="Calibri" style:font-family-generic="roman" style:font-pitch="variable"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-complex="Calibri2" style:font-family-complex="Calibri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fo:font-size="11pt" fo:font-weight="normal" style:font-size-asian="11pt" style:font-weight-asian="normal" style:font-name-complex="Calibri2" style:font-family-complex="Calibri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3" style:display-name="ListLabel 103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6" style:display-name="ListLabel 106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Noto Sans Symbols1" style:font-family-complex="'Noto Sans Symbols'" style:font-family-generic-complex="system" style:font-pitch-complex="variable"/>
    </style:style>
    <style:style style:name="ListLabel_20_109" style:display-name="ListLabel 10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0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3" text:style-name="ListLabel_20_1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4" text:style-name="ListLabel_20_1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5" text:style-name="ListLabel_20_1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bullet text:level="6" text:style-name="ListLabel_20_1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OpenSymbol1"/>
      </text:list-level-style-bullet>
      <text:list-level-style-bullet text:level="7" text:style-name="ListLabel_20_1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OpenSymbol1"/>
      </text:list-level-style-bullet>
      <text:list-level-style-bullet text:level="8" text:style-name="ListLabel_20_1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OpenSymbol1"/>
      </text:list-level-style-bullet>
      <text:list-level-style-bullet text:level="9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1.5pt solid #000000" fo:keep-with-next="auto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MP3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MT1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2" style:family="text">
      <style:text-properties fo:font-size="14pt" fo:font-weight="bold" style:font-size-asian="14pt" style:font-weight-asian="bold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15f52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4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33133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style style:name="MT5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officeooo:rsid="00173ba7" fo:background-color="transparent" loext:char-shading-value="0" style:font-name-asian="Calibri2" style:font-size-asian="14pt" style:font-style-asian="normal" style:font-weight-asian="bold" style:font-name-complex="Calibri2" style:font-size-complex="14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rading Policy for Ms. Pluska’s AP Computer Science </text:span><text:span text:style-name="MT2">Principles</text:span><text:span text:style-name="MT1"> Semester </text:span><text:span text:style-name="MT3">2 – </text:span><text:span text:style-name="MT4">COVID-19 </text:span><text:span text:style-name="MT5">Accommodations </text:span><text:span text:style-name="MT4"><text:s/></text:span></text:p>
        <text:p text:style-name="MP2"/>
      </style:header>
      <style:footer>
        <text:p text:style-name="Standard">_____________________________________________________________________________________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9:27:00</meta:creation-date>
    <meta:initial-creator>Annie Schmidt</meta:initial-creator>
    <dc:language>en-US</dc:language>
    <dc:date>2020-04-13T11:34:20.292339106</dc:date>
    <meta:editing-cycles>18</meta:editing-cycles>
    <meta:editing-duration>PT56M45S</meta:editing-duration>
    <meta:generator>LibreOffice/6.0.7.3$Linux_X86_64 LibreOffice_project/00m0$Build-3</meta:generator>
    <meta:document-statistic meta:table-count="1" meta:image-count="0" meta:object-count="0" meta:page-count="2" meta:paragraph-count="81" meta:word-count="637" meta:character-count="3737" meta:non-whitespace-character-count="3156"/>
  </office:meta>
</office:document-meta>
</file>